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spectus</text:p>
      <text:p text:style-name="Author">Charles Pletcher</text:p>
      <text:h text:style-name="Heading_20_1" text:outline-level="1"><text:bookmark-start text:name="introduction"/>Introduction<text:bookmark-end text:name="introduction"/></text:h>
      <text:p text:style-name="First_20_paragraph">Sophocles’ <text:span text:style-name="T1">Electra</text:span> contains the only extant “false messenger speech” in tragedy, where the Paidagogos delivers his made-up version of Orestes’ death (680–763) while Orestes, alive and well, presumably waits off-stage. As a fictive set-piece within the tragedy’s broader fiction, this speech offers unparalleled insight into just what a messenger speech was supposed to look like: in order to keep up his ruse, the Paidagogos exaggerates features of a typical speech to the point of parody.<text:note text:id="ftn1" text:note-class="footnote"><text:note-citation>1</text:note-citation><text:note-body><text:p text:style-name="Footnote">For example, he piles on verbs in the “historical present” at the moment when Orestes (allegedly) falls from his chariot (749–751), a common feature of messenger speeches. See esp. de Jong (1991) 45.</text:p></text:note-body></text:note> He has his internal audience fooled: Clytemnestra is jubilant, while Electra is distraught. For the external audience, however, who after all watched Orestes and the Paidagogos plan this deceit (44–61), the speech plays out as a fictional retelling of another fiction, namely the chariot race in <text:span text:style-name="T1">Iliad</text:span> 23.<text:note text:id="ftn2" text:note-class="footnote"><text:note-citation>2</text:note-citation><text:note-body><text:p text:style-name="Footnote">Kells (1973) 137–38; Marshall (2006) 213</text:p></text:note-body></text:note> The speech thus encapsulates the exchanges of knowledge at the heart of an Aristotelian conception of tragedy, but it does so in seeming contravention of Aristotle’s definition that tragedy takes place “by people acting and not through narrative” (δρώντων καὶ οὐ δι’ ἀπαγγελίας: Arist. <text:span text:style-name="T1">Po</text:span>. 1449b26). Irene J. F. de Jong has argued that Aristotle does not mean to exclude messenger speech from tragedy, but rather simply to make a distinction between the kind of performance a Homeric rhapsodist would give and the kind given by a messenger (or other low-status character) in tragedy.<text:note text:id="ftn3" text:note-class="footnote"><text:note-citation>3</text:note-citation><text:note-body><text:p text:style-name="Footnote">de Jong (1991) 117</text:p></text:note-body></text:note> Rather than look at the Paidagogos’ speech as a particular messenger speech, I want to use some of the conventions associated with <text:soft-page-break/>messenger speeches to broaden the inquiry to moments of knowledge-exchange in tragedy. These moments include not only messenger speeches but also, for example, Electra’s delayed recognition of Orestes (1225–29). By focusing broadly on how information makes its way around the stage — what I am provisionally calling tragedy’s “economy of knowledge” — instead of narrowly on messenger speeches, we can move more freely between the generic boundaries that some have tried to establish between messenger speeches and the rest of tragedy. Instead, messenger speech is a specialized form of knowledge — even false knowledge — traveling around the stage in much the same way that knowledge moves between characters and the audience when named characters speak instead of anonymous <text:span text:style-name="T1">angeloi</text:span>.</text:p>
      <text:p text:style-name="Text_20_body">This perspective also gets us around the problem of defining <text:span text:style-name="T1">who</text:span> is a messenger, on which both Barrett (2002) and de Jong (1991) spend a considerable amount of time. I want to suggest that looking at tragedy’s collection of messengers and their speeches as a monolithic genre mischaracterizes the speeches’ relationship with tragedy writ large and fails to account for the similarities each speech has to other moments of asymmetrical knowledge exchange in its own tragedy. The herald’s speech that announces Agamemnon’s arrival in Aeschylus’ eponymous play, for example, offers a dramatic response to Clytaemestra’s “beacon speech” that precedes it (551–614; 281–316).<text:note text:id="ftn4" text:note-class="footnote"><text:note-citation>4</text:note-citation><text:note-body><text:p text:style-name="Footnote">For a slightly more detailed discussion of these two speeches’ correspondence, see Goldhill (1986) 6–10.</text:p></text:note-body></text:note> At the same time, we would not consider the beacon speech a “messenger speech,” even though it adopts many of a messenger speech’s formal elements. This generic problem will resurface throughout this thesis, but it needs stating at the outset. If each messenger represents a repository of knowledge among other such repositories, then each messenger speech need not perform the “extradiegesis” — narrative outside of the drama’s main frame — <text:soft-page-break/>advocated by Barrett (2002) and, to a lesser extent, de Jong (1991). Instead, each messenger simply participates in the economy of the stage, exposing, alongside other characters, the complexities of knowledge transfer in the theater.</text:p>
      <text:h text:style-name="Heading_20_2" text:outline-level="2"><text:bookmark-start text:name="why-sophocles-and-why-his-final-three-plays"/>Why Sophocles, and why his final three plays<text:bookmark-end text:name="why-sophocles-and-why-his-final-three-plays"/></text:h>
      <text:p text:style-name="First_20_paragraph">This dissertation focuses on economies of knowledge in “late” Sophocles — that is, <text:span text:style-name="T1">Electra</text:span>, <text:span text:style-name="T1">Philoctetes</text:span>, and <text:span text:style-name="T1">Oedipus at Colonus</text:span>. The mention of messenger speech automatically puts most classicists in mind of Euripides, who has passed down most of the speeches labeled as such; but with the exception of <text:span text:style-name="T1">Philoctetes</text:span>, all of Sophocles’ plays feature an <text:span text:style-name="T1">angelos</text:span> character, so proportionally this kind of character has no less of a role in Sophocles than in Euripides. Moreover, Sophocles’ use of messengers has received comparatively little attention, despite the fact that his tragedies appear to innovate on the role in much the same way as Euripides’.<text:note text:id="ftn5" text:note-class="footnote"><text:note-citation>5</text:note-citation><text:note-body><text:p text:style-name="Footnote">de Jong (2004) 255. de Jong (1991), Goward (1999), and Dickin (2009) all notice a trend towards epicizing over the course of Euripides’ career, culminating in the singing messenger/Phrygian slave in his <text:span text:style-name="T1">Orestes</text:span>. Such trends are more difficult to notice in Sophocles for sheer want of more tragedies, but we can plainly see that the Paidagogos’ speech of his relatively late <text:span text:style-name="T1">Electra</text:span> takes full advantage of the epic tropes at his disposal. Further, as I will argue below, the speech near the end of <text:span text:style-name="T1">Oedipus at Colonus</text:span> appears explicitly to highlight the messenger’s sightlines, a convention which Euripides uses from around 431 BCE onwards.</text:p></text:note-body></text:note> Indeed, we can notice some development in Sophocles’ own plays. The echoes between Sophocles’ <text:span text:style-name="T1">Oedipus Tyrannus</text:span> and <text:span text:style-name="T1">Oedipus at Colonus</text:span> help us spot the poet’s evolving views on the elements of tragedy, especially as they come together in his final play.<text:note text:id="ftn6" text:note-class="footnote"><text:note-citation>6</text:note-citation><text:note-body><text:p text:style-name="Footnote">For these consonances in <text:span text:style-name="T1">OT</text:span> and <text:span text:style-name="T1">OC</text:span>, see Seidensticker (1972) 273, Brook (2019) 38, and Hesk (2012) 185–86.</text:p></text:note-body></text:note></text:p>
      <text:p text:style-name="Text_20_body">Each of Sophocles’ final three plays offers productive ground for studying the exchange of knowledge on the tragic stage in its own way. <text:span text:style-name="T1">Electra</text:span>, as mentioned above, gives us the central deception of the title character and Clytaemestra both through characters’ speeches and through their acting (see, e.g., Billings (2018) on the “role” of Orestes’ urn), a combination that <text:soft-page-break/>problematizes the traditional view of a messenger speech as an epic intrusion into tragedy. <text:span text:style-name="T1">Philoctetes</text:span>, similarly, offers a tense exchange of deceptive information in order to convince the title character to join the Argives at Troy. It lacks a set “messenger speech,” but the Merchant calls attention to the space that such a speech’s absence leaves behind (ἄγγελος πάρειμί σοι, 564) and so implicates Odysseus’ on- and off-stage machinations in the transfer of knowledge that a messenger’s speech would usually entail. Finally, <text:span text:style-name="T1">Oedipus at Colonus</text:span> puts Oedipus on display as a repository of (self-)knowledge that he uses to bargain for his own burial ground at the same time as it enacts Oedipus’ own, often literal, grasping for information about his surroundings.</text:p>
      <text:p text:style-name="Text_20_body">I am not suggesting, like Dickin (2009), that we broaden the definition of “dramatic narrative” to encompass speeches like Clytaemestra’s beacon speech or the merchant in <text:span text:style-name="T1">Philoctetes</text:span>.<text:note text:id="ftn7" text:note-class="footnote"><text:note-citation>7</text:note-citation><text:note-body><text:p text:style-name="Footnote">Dickin (2009) 7, 28</text:p></text:note-body></text:note> Rather, I want to suggest that so-called messenger speeches provide us with tools for understanding the dramatic exchange of news at other moments in these plays. That is, by <text:span text:style-name="T1">enacting</text:span> what might have been mere narrative (were it not performed on the tragic stage), messenger speeches disabuse us of notions of “dramatic diegesis” in a way that helps us attend, rather, to the heart of the matter in dramatic action. Put differently, as Lowe (2004) has noted, drama offers “more strongly modalized forms of mediated action” than narrative alone, and this mediation demands our attention.<text:note text:id="ftn8" text:note-class="footnote"><text:note-citation>8</text:note-citation><text:note-body><text:p text:style-name="Footnote">Lowe (2004) 269</text:p></text:note-body></text:note></text:p>
      <text:h text:style-name="Heading_20_1" text:outline-level="1"><text:bookmark-start text:name="literature-review"/>Literature Review<text:bookmark-end text:name="literature-review"/></text:h>
      <text:p text:style-name="First_20_paragraph">Sophocles has received comparatively less critical attention than Aeschylus and Euripides. Much of the recent scholarship has focused on Sophocles’ use of language.<text:note text:id="ftn9" text:note-class="footnote"><text:note-citation>9</text:note-citation><text:note-body><text:p text:style-name="Footnote">Thélot (2019); Goldhill (2012); Budelmann (2000) (who also includes comprehensive earlier bibliography).</text:p></text:note-body></text:note> Other studies <text:soft-page-break/>have dealt with Sophocles’ protagonists, who since Aristotle have been seen as the best examples of tragedy’s leading men (or men playing women).<text:note text:id="ftn10" text:note-class="footnote"><text:note-citation>10</text:note-citation><text:note-body><text:p text:style-name="Footnote">Van Nortwick (2015); Knox (1985)</text:p></text:note-body></text:note> Jouanna’s monumental study has paved the way for deeper consideration of Sophocles’ plays within their historical contexts, an approach that has generally been favored by those studying Euripides. While it is true that Sophocles makes fewer overt references to current events than Euripides (e.g., the explicit anti-Spartan sentiment at <text:span text:style-name="T1">Andr</text:span>. 595–600 and <text:span text:style-name="T1">passim</text:span>), it hardly needs saying that Sophocles’ plays, like Euripides’, are products of certain political moments.</text:p>
      <text:p text:style-name="Text_20_body">Except in the broadest terms, I have no desire to get into questions of dating Sophocles’ plays relative to historical events. It bears mentioning that the premieres of <text:span text:style-name="T1">Electra</text:span> (415?) and <text:span text:style-name="T1">Philoctetes</text:span> (409) take place during a period of military difficulty for Athens’ during the Peloponnesian War, but my investigation takes the long view of this context. Sophocles’ particular political inclinations can remain elusive, but the role and communication of knowledge in his plays can still be instructive for understanding not only the political moments that appear to have shaped them but also our own political atmosphere.</text:p>
      <text:p text:style-name="Text_20_body">Such an approach has found success in Euripides studies, such as in Victoria Wohl’s <text:span text:style-name="T1">Euripides and the Politics of Form</text:span>, where she demonstrates “how a play’s formal structure can bear political meanings, even in as pointedly apolitical a play as <text:span text:style-name="T1">Alcestis</text:span>.”<text:note text:id="ftn11" text:note-class="footnote"><text:note-citation>11</text:note-citation><text:note-body><text:p text:style-name="Footnote">Wohl (2015) 17</text:p></text:note-body></text:note> In a similar vein, Mendelsohn (2002) has argued in favor of Euripides’ experimentation with the societal pressures that made his plays possible in the first place.<text:note text:id="ftn12" text:note-class="footnote"><text:note-citation>12</text:note-citation><text:note-body><text:p text:style-name="Footnote">Mendelsohn (2002) 48–49</text:p></text:note-body></text:note> I do not mean to suggest that these processes play out in Sophocles as they do in Euripides. Rather, given the substantial overlap between the two tragedians’ careers, these new methods of understanding Euripides and his political context can <text:soft-page-break/>help us understand Sophocles and his political context too.</text:p>
      <text:h text:style-name="Heading_20_2" text:outline-level="2"><text:bookmark-start text:name="theoretical-approaches"/>Theoretical approaches<text:bookmark-end text:name="theoretical-approaches"/></text:h>
      <text:h text:style-name="Heading_20_3" text:outline-level="3"><text:bookmark-start text:name="narratology-pros-and-consequences"/>Narratology: Pros and consequences<text:bookmark-end text:name="narratology-pros-and-consequences"/></text:h>
      <text:p text:style-name="First_20_paragraph">Narratological approaches to tragic <text:span text:style-name="T1">rhēseis</text:span> have played a considerable role in tragic criticism since de Jong (1991). Barrett (2002) expanded the conversation beyond Euripides and more deeply entrenched the theoretical argument in mainstream narratology with the use of Gérard Genette’s notion of “extradiegesis.” Extradiegesis refers to narrative the frame of reference of which lies outside the boundaries of the main text.<text:note text:id="ftn13" text:note-class="footnote"><text:note-citation>13</text:note-citation><text:note-body><text:p text:style-name="Footnote">Genette (1980) 228–30</text:p></text:note-body></text:note> By contrast, “intradiegesis” (or simply “diegesis”) refers to the events of the main story, while “metadiegesis” refers to events within the story that one character narrates to another. To illustrate his definition, Genette mainly uses the novel <text:span text:style-name="T1">Manon Lescaut</text:span>, a textbook example of a story within a story, but he also refers to the different levels of narration in the <text:span text:style-name="T1">Odyssey</text:span>. Importantly, he makes explicit reference to tragedy: “Most often,” he writes, “the curiosity of the intradiegetic listener is only a pretext for replying to the curiosity of the reader <text:span text:style-name="T1">(as in the expository scenes of classical drama)</text:span>, and the metadiegetic narrative only a variant of the explanatory analepsis.”<text:note text:id="ftn14" text:note-class="footnote"><text:note-citation>14</text:note-citation><text:note-body><text:p text:style-name="Footnote">Genette (1980) 232; emphasis added</text:p></text:note-body></text:note> Thus, while Barrett and de Jong established important new methodologies for understanding “narrative” scenes within tragedy, Genette himself makes no clear statement on the applicability of narratology to the study of tragedy. By focusing on the <text:span text:style-name="T1">enacted</text:span> aspects of these scenes, I want to offer a different — but perhaps complementary — reading the tragedies that contain them.</text:p>
      <text:p text:style-name="Text_20_body"><text:soft-page-break/>Such a reading enables us to focus on material and embodied concerns to a much greater extent than Barrett and de Jong do. Indeed, even those narratologists, like Monika Fludernik, who put forward a definition of narrative that embraces drama do so with reference to the physical characters on stage.<text:note text:id="ftn15" text:note-class="footnote"><text:note-citation>15</text:note-citation><text:note-body><text:p text:style-name="Footnote">Fludernik (1996) 351–52; Fludernik (2008) 360</text:p></text:note-body></text:note> Jahn (2001) proposes the narrative “playscript” mode — “the formal combination of stage directions, speech prefixes, and speeches” — as a way of accounting for narrativity on the stage.<text:note text:id="ftn16" text:note-class="footnote"><text:note-citation>16</text:note-citation><text:note-body><text:p text:style-name="Footnote">Jahn (2001) 673–74</text:p></text:note-body></text:note> As far as I can tell, the problem of onstage narrativity remains vexed precisely because the degree of (im)mediacy in theater is not static. From fifth-century tragedy onwards, characters can direct their utterances towards or away from the (external) audience to varying degrees. As Jahn puts it, “Evidently, too, there are ways and means, both in dramatic and in epic narrative, of letting the narrative agency stand back, cover its traces, and refine itself out of existence.”<text:note text:id="ftn17" text:note-class="footnote"><text:note-citation>17</text:note-citation><text:note-body><text:p text:style-name="Footnote">Jahn (2001) 675</text:p></text:note-body></text:note></text:p>
      <text:p text:style-name="Text_20_body">Because this dissertation will deal with exchanges of knowledge in tragedy — which necessarily include messenger speeches but also encompass certain stychomythic passages (e.g., in the recognition scene in Sophocles’ <text:span text:style-name="T1">Electra</text:span> (1176–1220)) and dialogic exchanges (such as the Merchant’s scene in <text:span text:style-name="T1">Philoctetes</text:span> (542–627)) — I take a cautious approach to any rigid narratological methodology. Tragedy demands a certain flexibility. Moreover, from a dramatic perspective, tragedy itself cannot be said to have maintained a single stance on “narrative” scenes throughout the course of the fifth century.</text:p>
      <text:h text:style-name="Heading_20_3" text:outline-level="3"><text:bookmark-start text:name="power-knowledge-in-tragedy"/>Power-knowledge in tragedy<text:bookmark-end text:name="power-knowledge-in-tragedy"/></text:h>
      <text:p text:style-name="First_20_paragraph">“Those who act through signs announce,” argues Jo Reichertz in “Community, Identity, and <text:soft-page-break/>Power.” “[T]hey inform — not to trigger an inner <text:span text:style-name="T1">experience</text:span> but to trigger an <text:span text:style-name="T1">action</text:span>.”<text:note text:id="ftn18" text:note-class="footnote"><text:note-citation>18</text:note-citation><text:note-body><text:p text:style-name="Footnote">Reichertz (2015) 318</text:p></text:note-body></text:note> This paradigm underlies the exchanges of information on the tragic stage. Contra Poe (2009) and Goward (1999), tragic speeches — from messengers or named characters — do not represent a marked “pause” in the action of the play but are constitutive of that very action.<text:note text:id="ftn19" text:note-class="footnote"><text:note-citation>19</text:note-citation><text:note-body><text:p text:style-name="Footnote">Poe (2009) 364–65; Goward (1999) 26</text:p></text:note-body></text:note> Citing Foucault, Reichertz continues, “[T]he power of words and communication is predicated on the pwoerful implementation of specific forms of sociation that are aimed at the creation of reliability.”<text:note text:id="ftn20" text:note-class="footnote"><text:note-citation>20</text:note-citation><text:note-body><text:p text:style-name="Footnote">Reichertz (2015) 323</text:p></text:note-body></text:note> This observation jibes with the concern for reliability and trustworthiness in Lewis (1996).<text:note text:id="ftn21" text:note-class="footnote"><text:note-citation>21</text:note-citation><text:note-body><text:p text:style-name="Footnote">Lewis (1996) 10, 57, 77 and <text:span text:style-name="T1">passim</text:span></text:p></text:note-body></text:note> This consonance, in turn, suggests that reading tragedy’s economies of knowledge with Foucault’s concept of “power/knowledge” can help illuminate the dynamics at play on the tragic stage.</text:p>
      <text:p text:style-name="Text_20_body">Foucault defines “power-knowledge” in <text:span text:style-name="T1">Discipline and Punish</text:span>:</text:p>
      <text:p text:style-name="P2">We should admit … that power produces knowledge (and not simply by encouraging it because it serves power or by applying it because it is useful); that power and knowledge directly imply one another; that there is no power relation without the correlative constitution of a field of knowledge, nor any knowledge that does not presuppose and constitute at the same time power relations."<text:note text:id="ftn22" text:note-class="footnote"><text:note-citation>22</text:note-citation><text:note-body><text:p text:style-name="Footnote">Foucault ([1974] 1977) 27</text:p></text:note-body></text:note></text:p>
      <text:p text:style-name="First_20_paragraph">When a character enters the tragic stage, claiming to have some knowledge that the characters onstage do not (yet) possess, s/he also lays claim to a network of power dynamics that are progressively transformed into stage action. Take, for example, the bumbling guard in Sophocles’ <text:span text:style-name="T1">Antigone</text:span> (223–77). He realizes that his claim to off-stage knowledge about the burial of Polyneices puts him in tenuous relation to Creon, who grows increasingly angry at the guard’s hemming and hawing and, after the bulk of the guard’s <text:soft-page-break/>speech, declares a harsher punishment for the guard than he had established for the burial itself (305–312). Creon’s threat asserts his role in the situation: he is arbitor of the information coming his way, and what he gives in return for that information depends on how he values it.</text:p>
      <text:p text:style-name="Text_20_body">With the above brief example, I mean to illustrate the kinds of exchanges I will investigate. This approach is intentionally malleable — like Foucault’s idea of power-knowledge, it “is exercised rather than possessed.”<text:note text:id="ftn23" text:note-class="footnote"><text:note-citation>23</text:note-citation><text:note-body><text:p text:style-name="Footnote">Foucault ([1974] 1977) 26</text:p></text:note-body></text:note> It thus accommodates newer approaches to tragedy while providing, I hope, a useful framework for understanding the shifts and exchanges of (power-)knowledge that take place on the tragic stage.</text:p>
      <text:h text:style-name="Heading_20_1" text:outline-level="1"><text:bookmark-start text:name="methodology"/>Methodology<text:bookmark-end text:name="methodology"/></text:h>
      <text:h text:style-name="Heading_20_2" text:outline-level="2"><text:bookmark-start text:name="close-reading"/>Close reading<text:bookmark-end text:name="close-reading"/></text:h>
      <text:p text:style-name="First_20_paragraph">The bulk of each chapter will consist of a close reading of passages related to exchanges of knowledge. By necessity, these readings will pull in other parts of the text/performance, participating in a kind of meta-exchange as it traces, on the one hand, the exchange of knowledge among the play’s characters and, on the other hand, the exchange of knowledge between the actors and the audience.</text:p>
      <text:h text:style-name="Heading_20_2" text:outline-level="2"><text:bookmark-start text:name="attending-to-reception"/>Attending to reception<text:bookmark-end text:name="attending-to-reception"/></text:h>
      <text:p text:style-name="First_20_paragraph">Every act of reading is an act of reception. While there is not space in this thesis to attend to the reception of these plays in detail, some reference to key interpretations of various scenes can help us gain a more complete view of the scenes themselves. The scholia found <text:soft-page-break/>in <text:span text:style-name="T1">L</text:span> on <text:span text:style-name="T1">Electra</text:span>, for example, use the adjective πιθανός to an almost obsessive extent, and the relationship of this adjective to the exchanges of true and false knowledge in the play helps us gauge the relative exchange value of different pieces of information.</text:p>
      <text:h text:style-name="Heading_20_2" text:outline-level="2"><text:bookmark-start text:name="potential-for-digital-investigation"/>Potential for digital investigation<text:bookmark-end text:name="potential-for-digital-investigation"/></text:h>
      <text:p text:style-name="First_20_paragraph">There is also the possibility of putting my programming experience to use in quantifying these plays’ economies of knowledge. It might be interesting, for example, to start with a relatively low-tech approach using n-grams around verbs of knowing/perceiving (οἶδα, ὁράω, and the like) to gain a quantitative sense of how these expressions function at a syntactic level. The “machinery” for such an investigation already exists in the Classical Language Toolkit (https://cltk.org).</text:p>
      <text:p text:style-name="Text_20_body">A more advanced approach could employ a recurrent neural network to classify non-choral utterances according to the information that they relay. In all honesty, this approach would be more appropriate for the entire tragic corpus (potentially including fragments) as a way of quantitatively measuring the applicability of the qualitative assessments my close reading will make in this thesis.</text:p>
      <text:h text:style-name="Heading_20_1" text:outline-level="1"><text:bookmark-start text:name="chapter-outline"/>Chapter Outline<text:bookmark-end text:name="chapter-outline"/></text:h>
      <text:h text:style-name="Heading_20_2" text:outline-level="2"><text:bookmark-start text:name="chapter-1-introduction"/>Chapter 1 – Introduction<text:bookmark-end text:name="chapter-1-introduction"/></text:h>
      <text:p text:style-name="First_20_paragraph">Billings (2018) has suggested that deception in Sophocles “is ripe for revisiting.”<text:note text:id="ftn24" text:note-class="footnote"><text:note-citation>24</text:note-citation><text:note-body><text:p text:style-name="Footnote">Billings (2018) 49 n. 7, 235</text:p></text:note-body></text:note> But “deception” covers a rather broad range of topics, so I propose to look specifically at how information — often false information — makes its way around the theater in Sophocles’ <text:soft-page-break/>late plays, <text:span text:style-name="T1">Electra</text:span>, <text:span text:style-name="T1">Philoctetes</text:span>, and <text:span text:style-name="T1">Oedipus Coloneus</text:span>. We might think of this process as the interaction of different “economies of knowledge,” where characters exchange information with each other and with the audience. This phrase owes much to Harold Innis’ “monopolies of knowledge,” whereby economic considerations dictate the preservation of specialized knowledge within a certain class or sect.<text:note text:id="ftn25" text:note-class="footnote"><text:note-citation>25</text:note-citation><text:note-body><text:p text:style-name="Footnote">Innis ([1950] 2009) 2, 4, 28–29.</text:p></text:note-body></text:note> At the same time, it is clear that I also mean to invoke a sort of Foucauldian power-knowledge, and to follow Foucault’s lead “to locate the forms of power, the channels, it takes, and the discourses it permeates in order to reach the most tenuous and individual modes of behavior, the paths that give it access to the rare or scarcely perceivable forms of desire, how it penetrates and controls everyday pleasure.”<text:note text:id="ftn26" text:note-class="footnote"><text:note-citation>26</text:note-citation><text:note-body><text:p text:style-name="Footnote">Foucault (1978) 11</text:p></text:note-body></text:note> Innis argues that the monopolies of knowledge in fifth-century Athens operated through the oral tradition, which “left its impress in a demand for truthfulness and economy of words.”<text:note text:id="ftn27" text:note-class="footnote"><text:note-citation>27</text:note-citation><text:note-body><text:p text:style-name="Footnote">Innis ([1950] 2009) 97</text:p></text:note-body></text:note> The fragments <text:span text:style-name="T1">OR</text:span> 152, ll. 51–57 and <text:span text:style-name="T1">OR</text:span> 158 ll. 6–23 reflect the careful measures that were taken to ennsure the truthfulness of heralds and other key members of a <text:span text:style-name="T1">theoric</text:span> expedition: above all, they must be well fed.<text:note text:id="ftn28" text:note-class="footnote"><text:note-citation>28</text:note-citation><text:note-body><text:p text:style-name="Footnote">Osborne and Rhodes (2017) 322–29, 346–51</text:p></text:note-body></text:note> But tragedy inverts these aristocratic concerns and, particularly towards the end of the fifth century, capitalizes on anxieties around the truthfulness of oral report. The Paidagogos of the <text:span text:style-name="T1">Electra</text:span>, for example, is Orestes’ slave, but he performs extant tragedy’s most famous transfer of false knowledge in his made-up messenger speech (680–763). This inversion highlights the assymetries between who has knowledge on stage and who needs it. This introductory chapter’s main aim, then, is to situate these moments in late Sophocles within the context of earlier fifth-<text:soft-page-break/>century tragedy, paying particular attention to the asymmetries that emerge before, during, and after each transfer.</text:p>
      <text:p text:style-name="Text_20_body">Relatedly, I want to use this space to introduce the <text:span text:style-name="T1">theôria</text:span> as a historical/cultural element and posit its relationship to tragedy. In its most basic constitution, a <text:span text:style-name="T1">theôria</text:span> involved journeying outside of one’s homeland to witness something abroad and <text:span text:style-name="T1">report back</text:span> on it.<text:note text:id="ftn29" text:note-class="footnote"><text:note-citation>29</text:note-citation><text:note-body><text:p text:style-name="Footnote">Nightingale (2004) 40</text:p></text:note-body></text:note> The performance of tragedy and the civic rituals surrounding it functioned as a theoric event for non-Athenians.<text:note text:id="ftn30" text:note-class="footnote"><text:note-citation>30</text:note-citation><text:note-body><text:p text:style-name="Footnote">Ker (2000) 304; Nightingale (2004) 59</text:p></text:note-body></text:note> References to <text:span text:style-name="T1">theôria</text:span> are also present within tragedies: In Euripides <text:span text:style-name="T1">Andromache</text:span>, the messenger says that at the beginning of Neoptolemus’ journey, “we gave our eyes to the spectacle [<text:span text:style-name="T1">theai</text:span>] and filled them up” (θέᾳ διδόντες ὄμματ’ ἐξεπίμπλαμεν: 1087). Further, and with respect to Sophocles, Reitzammer (2018) argues persuasively for viewing Oedipus, Antigone, and Ismene as <text:span text:style-name="T1">theoroi</text:span> in <text:span text:style-name="T1">OC</text:span>.<text:note text:id="ftn31" text:note-class="footnote"><text:note-citation>31</text:note-citation><text:note-body><text:p text:style-name="Footnote">Reitzammer (2018), esp. 112, 114, 119, and 126–28</text:p></text:note-body></text:note> As Reitzammer cautions with <text:span text:style-name="T1">OC</text:span>, we should not “see the action of the play as <text:span text:style-name="T1">theôria</text:span> in any strict or literal sense,” but we can nevertheless use this cultural practice — which is, at its core, a quasi-ritualized exchange of knowledge — to further our understanding of the transfers of knowledge within these plays.<text:note text:id="ftn32" text:note-class="footnote"><text:note-citation>32</text:note-citation><text:note-body><text:p text:style-name="Footnote">Reitzammer (2018) 112</text:p></text:note-body></text:note></text:p>
      <text:p text:style-name="Text_20_body">Each of the following three chapters focuses on a single play. For now, I have ordered them according to the scholarly consensus around their order of premiere, but it might be the case that some sort of thematic arrangement works better. In what follows, I briefly outline key moments in each play that relate to and expand upon power/knowledge and <text:span text:style-name="T1">theôria</text:span></text:p>
      <text:h text:style-name="Heading_20_2" text:outline-level="2"><text:bookmark-start text:name="chapter-2-sophocles-electra"/>Chapter 2 – Sophocles’ <text:span text:style-name="T1">Electra</text:span><text:bookmark-end text:name="chapter-2-sophocles-electra"/></text:h>
      <text:p text:style-name="First_20_paragraph">This chapter centers on the Paidagogos’ famous false “messenger speech” (680–763), which <text:soft-page-break/>functions as both an exchange of (false) knowledge in its own right and as the axis on which the play’s other deceptions turn: the urn, which the Paidagogos’ speech alleges contains Orestes’ ashes but in fact must be essentially empty, has been dealt with most recently by Billings (2018); Ringer (1998) uses it to build a framework for examining “the cold, hard-edged self-consciousness of Sophocles’ text” and the “self-referential theatricality, or metatheatricality” in all seven of Sophocles’ surviving plays.<text:note text:id="ftn33" text:note-class="footnote"><text:note-citation>33</text:note-citation><text:note-body><text:p text:style-name="Footnote">Ringer (1998) 4, 5</text:p></text:note-body></text:note> But the physical exchange of the urn and the verbal exchange of the Paidagogos’ speech also prepare the way for the recognition scene between Orestes and Electra (1174–1226), which, following Jean Bollack, Orestes himself stages.<text:note text:id="ftn34" text:note-class="footnote"><text:note-citation>34</text:note-citation><text:note-body><text:p text:style-name="Footnote">Bollack (2016) 156; see also Worman (2018) 193</text:p></text:note-body></text:note> Thus Orestes exerts unilateral control over the play’s exchanges of knowledge, both by devising the <text:span text:style-name="T1">dolos</text:span> for Clytaemestra (44, 50) and by “directing” Electra’s recognition of himself.</text:p>
      <text:p text:style-name="Text_20_body">The Paidagogos proves that he has something of a special skill for describing unseeable venues when he delivers his false messenger speech. Here, the audience members join the actors onstage in being unable to witness Orestes alleged demise; but unlike Clytaemestra and Electra, the audience knows that the Paidagogos is lying. While the audience of ancient tragedy typically has more information than the characters onstage, this speech pushes that imbalance to its limit, drawing on the audience’s familiarity not only with the myth enacted onstage but also with the Homeric scenes on which the Paidagogos draws, especially the chariot race at Patroclus’ funeral games in <text:span text:style-name="T1">Iliad</text:span> 23.</text:p>
      <text:p text:style-name="Text_20_body">The exchange of false information here implicates the audience, in a way, in the deception of Clytaemestra: by explicitly enlisting the audience’s knowledge of the Atreid myths <text:soft-page-break/>and their broader literary context, the Paidagogos makes the audience’s response part of his deception. Their awe at his quasi-rhapsodic ability and their horror at Clytaemestra’s glee represent their investment in the tragedy’s unfolding as well as the Paidagogos’ return on his investment in the audience’s literary acumen. What’s more, the Paidagogos does not just position himself as a false Phoekian messenger, but he also plays the part of a false <text:span text:style-name="T1">theoros</text:span>, returned from the Delphic games to report on what he supposedly saw there.</text:p>
      <text:p text:style-name="Text_20_body">Finally, in the recognition scene, the urn stimulates Electra’s grief and eventual joy. Worman (2018) points out that this scene is charged with an uncomfortable excess of emotion, and Electra demands an uncomfortable pleasure (ἡδονή, 1277) from Orestes.<text:note text:id="ftn35" text:note-class="footnote"><text:note-citation>35</text:note-citation><text:note-body><text:p text:style-name="Footnote">Worman (2018) 193</text:p></text:note-body></text:note> Electra’s “joyful excesses” mark the exchange with a perverse tenderness: the contact between Orestes and Electra presages the violence that their hands are about to commit when Orestes murders Clytaemestra and Aegisthus — and at that time, as Nooter (2011) observes, it is Electra who directs the action.<text:note text:id="ftn36" text:note-class="footnote"><text:note-citation>36</text:note-citation><text:note-body><text:p text:style-name="Footnote">Nooter (2011) 416</text:p></text:note-body></text:note></text:p>
      <text:h text:style-name="Heading_20_2" text:outline-level="2"><text:bookmark-start text:name="chapter-3-sophocles-philoctetes"/>Chapter 3 – Sophocles’ <text:span text:style-name="T1">Philoctetes</text:span><text:bookmark-end text:name="chapter-3-sophocles-philoctetes"/></text:h>
      <text:p text:style-name="First_20_paragraph">The exchange at the heart of <text:span text:style-name="T1">Philoctetes</text:span> barely needs mentioning: Odysseus and Neoptolemus have come to Lemnos to trick the title character into handing over his bow, which the Achaians need to defeat the Trojans. But the exchanges of information, both true and false, that this task precipitates envelope the characters, especially Neoptolemus and Philoctetes, in what Mario Telò has called the “interabsorption” of one and the other, the “reduction of the other to sameness.”<text:note text:id="ftn37" text:note-class="footnote"><text:note-citation>37</text:note-citation><text:note-body><text:p text:style-name="Footnote">Telò (2018) 150</text:p></text:note-body></text:note> What starts as an exchange of things — the Achaians do not need Philoctetes, just his bow — transforms into an exchange of persons, and it <text:soft-page-break/>takes a god (Heracles <text:span text:style-name="T1">ex machina</text:span>) to settle the balance.</text:p>
      <text:p text:style-name="Text_20_body">Building on Telò’s “responsible affect” approach, my reading of <text:span text:style-name="T1">Philoctetes</text:span> centers on the play’s various triangles: Odysseus-Neoptolemus-Philoctetes, Neoptolemus-Philoctetes-the bow, and Philoctetes-the bow-Heracles.<text:note text:id="ftn38" text:note-class="footnote"><text:note-citation>38</text:note-citation><text:note-body><text:p text:style-name="Footnote">Telò (2018) 152</text:p></text:note-body></text:note> These triangles allow for a reading of the homosocial dynamics at play in the tragedy’s economy, which frame not just Neoptolemus’ ephebic “mutation” but also the display of (shared?) pain that pervades the play.<text:note text:id="ftn39" text:note-class="footnote"><text:note-citation>39</text:note-citation><text:note-body><text:p text:style-name="Footnote">For homosocial triangles, see especially Sedgwick (1985). For Neoptolemus’ ephebic mutation, see, of course, Vidal-Naquet (1988).</text:p></text:note-body></text:note> Moreover, the tripartite structure complicates a more straightforward two-party exchange by showing that a third party often stands to benefit from an exchange that is nominally conducted by two other parties.</text:p>
      <text:p text:style-name="Text_20_body">The Merchant’s entrance at 542 disrupts these dynamics. He alleges that he has come to warn Neoptolemus that Phoenix and the sons of Theseus are on their way to fetch him (561–62), but he takes care to engage Philoctetes’ anger at Odysseus with a whispered (ἂν λέγῃς δὲ μὴ φώνει μέγα, 574) exchange with Neoptolemus in which he states (quietly) that Odysseus is on his way for Philoctetes (591). By drawing out the exchange of a relatively small amount of information, the Merchant seems to increase the value of his hearsay. At the same time, his news strengthens the bond between Philoctetes and Neoptolemus to the point that Philoctetes allows Neoptolemus to touch his bow (635–675). The innuendo is indeed palpable: Neoptolemus “would love” (ἐρῶ, 660) to touch the bow. The two of them enter Philoctetes’ cave together, restoring the disrupted homosocial bond, as the chorus begins to sing (676).</text:p>
      <text:p text:style-name="Text_20_body">The Merchant deals, at best, in half-truths: Odysseus <text:span text:style-name="T1">is</text:span> coming for Philoctetes, but he is already on Lemnos (and might even be the Merchant himself); it is a flat-out lie that Phoenix and Theseus’ sons are on their way for Neoptolemus. This exchange also extends to the audience: the <text:soft-page-break/>Merchant tells Neoptolemus, “I am here as a messenger for you” (ἄγγελος πάρειμι σοι, 564), priming the audience to expect a messenger’s speech that never fully materializes. But what makes the Merchant not a messenger? Dialogue alone does not disqualify him from this category: the first messenger in <text:span text:style-name="T1">OT</text:span> has a long stichomythic exchange with Oedipus (1007–1046). The Merchant’s frequent exclusion from the category of “tragic messengers” merits further exploration. I hypothesize that the Merchant himself deliberately disavows messenger-ly conventions by stating that he has heard (ἀκούσας, 564), not seen, what he reports. The change of sense results in a change of delivery.</text:p>
      <text:p text:style-name="Text_20_body">Like the Paidagagos, the Merchant presents a piece of false news, but the exchanges of power-knowledge in <text:span text:style-name="T1">Philoctetes</text:span> are less obvious than they are in <text:span text:style-name="T1">Electra</text:span>. Has Odysseus orchestrated the Merchant’s whole story, such that Neoptolemus never really acts of his own accord? Neoptolemus himself says that his speech has no way out (ἂπορος, 897) just before attempting to persuade Philoctetes to come to Troy. This aporia appears to have come about because of the Merchant’s news — which is ultimately Odysseus’ intervention.</text:p>
      <text:p text:style-name="Text_20_body">Daneš (2019) has suggested that we might reevaluate Odysseus’ reputation as a villain in this play (and in general) by looking not at the play not as a meditation on “a shameless act and its corrupting effect” but as the “deliberation on those occasions on which a shameless act can be legitimate.”<text:note text:id="ftn40" text:note-class="footnote"><text:note-citation>40</text:note-citation><text:note-body><text:p text:style-name="Footnote">Daneš (2019) 552</text:p></text:note-body></text:note> He goes on to suggest, persuasively, that Heracles <text:span text:style-name="T1">ex machina</text:span> is Odysseus’ “last contrivance” and that Heracles “is actually the disguised Odysseus himself.”<text:note text:id="ftn41" text:note-class="footnote"><text:note-citation>41</text:note-citation><text:note-body><text:p text:style-name="Footnote">Daneš (2019) 552</text:p></text:note-body></text:note> From this point of view, the Merchant might as well be Odysseus, too; but as Daneš points out, it might not matter: Odysseus can still act as Zeus’ helper (ὑπηρετῶ, 990), and he can still be the sort of man needed <text:soft-page-break/>for the situation (οὗ γὰρ τοιούτων δεῖ, τοιοῦτός εἰμ’ ἐγώ, 1049). The shifts in Odysseus’ identity start to mirror the bargaining for Philoctetes’ bow: Odysseus becomes whatever is most useful in the moment. This view, in turn, presses us to look for the shifts in truth in the play’s exchanges, and to determine how their value relative to what, apparently, has happened.</text:p>
      <text:p text:style-name="Text_20_body">An interesting consonance exists here between Euripides’ <text:span text:style-name="T1">Philoctetes</text:span>, produced in 431 BCE, mere months before the outbreak of the Archidamian War, and Sophocles’ later version near the nadir of Athenian power, in 409. Although Euripides’ version survives only in scant fragments, Dio Chrysostom’s assessment that it was “a most political (πολιτικωτάτη)” (<text:span text:style-name="T1">Or</text:span>. 52.11) urges us to consider the political environment of Sophocles’ version too. Daneš (2019) has made important headway here, but more remains to be said, especially from a viewpoint that combines historical approaches (like Daneš’s) with literary-theoretical approaches (like Telò’s).</text:p>
      <text:h text:style-name="Heading_20_2" text:outline-level="2"><text:bookmark-start text:name="chapter-4-sophocles-oedipus-at-colonus"/>Chapter 4 – Sophocles’ <text:span text:style-name="T1">Oedipus at Colonus</text:span><text:bookmark-end text:name="chapter-4-sophocles-oedipus-at-colonus"/></text:h>
      <text:p text:style-name="First_20_paragraph">Like <text:span text:style-name="T1">Philoctetes</text:span>, the plot of Sophocles’ <text:span text:style-name="T1">Oedipus at Colonus</text:span> revolves around an exchange; but here, the exchange is so deeply embedded in how Oedipus experiences the world that it is hard to say where Oedipus’ experience ends and the audience’s begins. The first two lines establish Antigone as an extension of Oedipus’ senses: “Child of this blind old man, Antigone, what lands have we reached? Or to what men does this city belong?” (τέκνον τυφλοῦ γέροντος Ἀντιγόνη, τίνας | χώρους ἀφίγμεθ’ ἢ τίνων ἀνδρῶν πόλιν;) Antigone directs his steps — he asks her to stop him and set him down when she finds an appropriate spot so that they might inquire where they are (9–12). Oedipus absorbs Antigone’s sensory information as though she were a prosthesis, creating an uncomfortable intimacy with his sister-daughter. This is not a balanced exchange.</text:p>
      <text:p text:style-name="Text_20_body"><text:soft-page-break/>When Oedipus tells the stranger to send a message to Theseus, he makes the deal explicit: “So that by helping a bit he might gain a lot” (72, ὡς ἂν προσαρκῶν σμικρὰ κερδάνῃ μέγα). The exchange involves not some artifact or instrument of war, but the location of Oedipus’ tomb. In return for a place to die, he says, those who receive him will reap profit (κέρδη), while those who send him away will win destruction (ἄτη) (92–93). This exchange is predicated not on Oedipus, alive or dead, but on the place where he dies — not just his body, but his actual death determines who is blessed and who is cursed. Oedipus himself devalues his body: “Take pity on this pathetic ghost of the man Oedipus — for this is not the body I once had!” (109–10, οἰκτίρατ᾿ ἀνδρὸς Οἰδίπου τόδ᾿ ἄθλιον | εἴδωλον· οὐ γὰρ δὴ τό γ᾿ ἀρχαῖον δέμας). The marks on his body, his role as parricide, and his crime of incest complicate the exchange that he proposes, which revolves essentially around the physical body at the heart of these impieties.<text:note text:id="ftn42" text:note-class="footnote"><text:note-citation>42</text:note-citation><text:note-body><text:p text:style-name="Footnote">Hall (2010) 324</text:p></text:note-body></text:note> Moreover, the illogical exchange between Oedipus and Theseus, where Oedipus supplicates Theseus but also offers himself as protection, draws on and extends the interwoven Oedipal family.<text:note text:id="ftn43" text:note-class="footnote"><text:note-citation>43</text:note-citation><text:note-body><text:p text:style-name="Footnote">See, most recently, Brook (2019) for a discussion of Oedipus as both suppliant and savior. Her work builds, above all, on Burian (1974).</text:p></text:note-body></text:note> That is to say, he puts Theseus in two contradictory positions at the same time. Like his mother-daughter Jokasta, or his sibling-children Eteocles, Polyneices, Antigone, and Ismene, Theseus operates as the protector-protected for Oedipus’ own suppliant-savior.</text:p>
      <text:p text:style-name="Text_20_body">The result, however, is not the pollution at the end of <text:span text:style-name="T1">OT</text:span> but its opposite, the expiation of Oedipus and his acceptance as chthonic protector. Seidensticker’s oft-cited analysis of <text:span text:style-name="T1">OT</text:span> alongside <text:span text:style-name="T1">OC</text:span> convincingly shows the chiastic correspondence between the two plays<text:note text:id="ftn44" text:note-class="footnote"><text:note-citation>44</text:note-citation><text:note-body><text:p text:style-name="Footnote">Seidensticker (1972) 273. Brook (2019) 38 and Hesk (2012) 185–86 build on Seidensticker’s claims.</text:p></text:note-body></text:note>. Kelly (2009) 45–49 fills in some of the gaps in Seidensticker’s analysis, namely the lack of a discussion about how other characters in the plays (Jocasta, Antigone, etc.) affect or distort the <text:soft-page-break/>chiasmus. Ultimately, Oedipus manages to position himself as the source of Athens’ protection in the ways that he manipulates his knowledge of offstage events, especially as they concern his actions at Thebes.<text:note text:id="ftn45" text:note-class="footnote"><text:note-citation>45</text:note-citation><text:note-body><text:p text:style-name="Footnote">See Markantonatos (2002) Ch. 2, esp. 29–31</text:p></text:note-body></text:note></text:p>
      <text:p text:style-name="Text_20_body">In this way, a strange resemblance emerges between Oedipus and the messenger who relays his death near the end of the play. Both Oedipus and the messenger emphasize what the audience — internal and external — cannot see, underscoring the “spectators’” utter reliability on others’ eye-witness accounts, and thus the indeterminacy of what actually transpired. The messenger has much in common with Antigone, too, as both end up performing a certain theoric function for those to whom they report.<text:note text:id="ftn46" text:note-class="footnote"><text:note-citation>46</text:note-citation><text:note-body><text:p text:style-name="Footnote">See Reitzammer (2018) 126 on Antigone as <text:span text:style-name="T1">theoros</text:span>.</text:p></text:note-body></text:note> Each exchange depends, above all, on what the recipient — Oedipus, the audience — cannot see.</text:p>
      <text:p text:style-name="Text_20_body">In this way, Sophocles repeats themes familiar from <text:span text:style-name="T1">OT</text:span>. At the same time, he uses this apparent repetition to modify those themes: in <text:span text:style-name="T1">OC</text:span>, Oedipus and the messenger both acknowledge what they do not know; in <text:span text:style-name="T1">OT</text:span>, only the messenger admits what he does not know: “Because of what happened next, I still don’t know how [Jokasta] died” (χὤπως μὲν ἐκ τῶνδ’ οὐκέτ’ οἶδ’ ἀπόλλυται, 1251). But by the time of the <text:span text:style-name="T1">OC</text:span>, Oedipus has, in a way, learned his blind spots. Knowing what one does not know takes on as much importance for the economy of knowledge as what one knows for sure.</text:p>
      <text:h text:style-name="Heading_20_2" text:outline-level="2"><text:bookmark-start text:name="chapter-5-theôria-and-powerknowledge-conclusion"/>Chapter 5 – Theôria and Power/Knowledge (Conclusion)<text:bookmark-end text:name="chapter-5-theôria-and-powerknowledge-conclusion"/></text:h>
      <text:p text:style-name="First_20_paragraph">In the fifth century, the institution of <text:span text:style-name="T1">theôria</text:span> served a practical purpose, namely maintaining the flow of information in an expanding panhellenic world. Within a few decades after the premiere of <text:span text:style-name="T1">OC</text:span>, however, Aristotle advanced the notion that <text:span text:style-name="T1">theôria</text:span> has <text:soft-page-break/>no use (<text:span text:style-name="T1">kreia</text:span>), but is an end in itself: οὕτω καὶ τὴν θεωρίαν τοῦ παντὸς | προτιμητέον πάντος τῶν δοκούντων εἶναι χρησίμων (<text:span text:style-name="T1">Protrepticus</text:span> Frag. B44, 53.25: “Thus we must also honor the <text:span text:style-name="T1">theôria</text:span> of the universe more greatly than any of the things we consider useful”).<text:note text:id="ftn47" text:note-class="footnote"><text:note-citation>47</text:note-citation><text:note-body><text:p text:style-name="Footnote">Nightingale (2004) 192</text:p></text:note-body></text:note> In the conclusion, I intend to deal with the legacy of Sophocles’ “tragic <text:span text:style-name="T1">theôriai</text:span>” discussed in the preceding chapters. By reconsidering the status of staged <text:span text:style-name="T1">theôria</text:span> — a spectacle within a spectacle — I want to approach the Aristotelian question of <text:span text:style-name="T1">theôria</text:span> as an end in itself by asking the question, “What does all this spectating ask the audience to do?”</text:p>
      <text:p text:style-name="Text_20_body">The ending of <text:span text:style-name="T1">OC</text:span> is instructive here. Theseus tells Antigone and Ismene to cease their mourning (παύετε θρῆνον, 1751). Antigone falls at his feet, and in language similar to Aristotle’s discussion of use, Theseus asks her and Ismene, “What use do you mean to get, children?” (τίνος, ὦ παῖδες, χρείας ἀνύσαι; 1755) Antigone asks to see (προσιδεῖν) her father’s tomb (1756) — she has not yet given up her role as <text:span text:style-name="T1">theoros</text:span>. They cannot, in the end, see the tomb themselves. Instead, she and Ismene depart for Thebes to attempt to stop the civil war there. In a way, this move echoes that of the messenger 150 lines earlier: they have set out to report on what they have not seen.</text:p>
      <text:p text:style-name="Text_20_body">The <text:span text:style-name="T1">Antigone</text:span>, of course, brings their <text:span text:style-name="T1">theoric</text:span> journey full-circle, insofar as it constitutes their returning to their home community to report, in some ways, on what they saw. The chronology of the plays, however, confuses this point: <text:span text:style-name="T1">Antigone</text:span> most likely premiered in 442 BCE, while <text:span text:style-name="T1">OC</text:span> premiered in 401, five years after Sophocles’ death in 406. At the same time, the chronology of the <text:span text:style-name="T1">theoric</text:span> report is inherently confused, representing an exercise in the circulation of power/knowledge that at once submits to the needs of the community — by reporting on information they could not have seen, even if the circumstances of that news took <text:soft-page-break/>place some time ago — and exercises its own clout as the bearer of privileged — and deliberately unfalsifiable<text:note text:id="ftn48" text:note-class="footnote"><text:note-citation>48</text:note-citation><text:note-body><text:p text:style-name="Footnote">What I mean is that as the sole eyewitness of the events described, the <text:span text:style-name="T1">theoros</text:span> has the privilege of recreating those events for the audience. The report of the events becomes the events themselves, and lacking first-hand knowledge of what happened, the audience has no choice but to believe the report.</text:p></text:note-body></text:note> — news.</text:p>
      <text:p text:style-name="Text_20_body">Ultimately, the chorus of the <text:span text:style-name="T1">OC</text:span> confirms the events that send Antigone and Ismene back to Thebes — the events on which a <text:span text:style-name="T1">theoros</text:span> would report. Edmunds observes, “When, in the concluding lines, the chorus says that these events have been ratified, they (who are a chorus in a tragedy) are talking about tragedy as much as about the gods.”<text:note text:id="ftn49" text:note-class="footnote"><text:note-citation>49</text:note-citation><text:note-body><text:p text:style-name="Footnote">Edmunds (1996) 83</text:p></text:note-body></text:note> Sophocles thus forces his audience to look at the tragedy — or simply tragedy writ large — as a theoric event. The play demands that the audience contemplate what they have seen, then depart and report on what it means.</text:p>
      <text:h text:style-name="Heading_20_1" text:outline-level="1"><text:bookmark-start text:name="bibliography"/>Bibliography<text:bookmark-end text:name="bibliography"/></text:h>
      <text:p text:style-name="First_20_paragraph">Barrett, James. 2002. <text:span text:style-name="T1">Staged Narrative: Poetics and the Messenger in Greek Tragedy</text:span>. Oakland, CA: University of California Press.</text:p>
      <text:p text:style-name="Text_20_body">Billings, Joshua. 2018. “Orestes’ Urn in Word and Action.” In <text:span text:style-name="T1">The Materialities of Greek Tragedy: Objects and Affect in Aeschylus, Sophocles, and Euripides</text:span>, edited by Mario Telò and Melissa Mueller, 49–62. London: Bloomsbury.</text:p>
      <text:p text:style-name="Text_20_body">Bollack, Jean. 2016. <text:span text:style-name="T1">The Art of Reading: From Homer to Paul Celan</text:span>. Edited by Christoph Koenig, Leonard Muellner, Gregory Nagy, and Sheldon Pollock. Translated by Catherine Porter and with Bruce King Tarrow Susan. Hellenic Studies Series 73. Washington, DC: Center for Hellenic Studies.</text:p>
      <text:p text:style-name="Text_20_body">Brook, Adriana. 2019. “Suppliant and Savior, Student and Teacher: The Didactic Motif in <text:soft-page-break/>Sophocles’ Oedipus at Colonus.” <text:span text:style-name="T1">Classical World</text:span> 113 (1): 29–51.</text:p>
      <text:p text:style-name="Text_20_body">Budelmann, Felix. 2000. <text:span text:style-name="T1">The Language of Sophocles: Communality, Communication and Involvement</text:span>. Cambridge: Cambridge University Press.</text:p>
      <text:p text:style-name="Text_20_body">Burian, Peter. 1974. “Suppliant and Saviour: Oedipus at Colonus.” <text:span text:style-name="T1">Phoenix</text:span> 28 (4): 208–29.</text:p>
      <text:p text:style-name="Text_20_body">Daneš, Jaroslav. 2019. “Only Deceit Can Save Us: Audience, War, and Ethics in Sophocles’ Philoctetes.” <text:span text:style-name="T1">Classical Philology</text:span> 114 (4): 551–72.</text:p>
      <text:p text:style-name="Text_20_body">de Jong, Irene J.F. 1991. <text:span text:style-name="T1">Narrative in Drama: The Art of the Euripidean Messenger Speech</text:span>. Leiden: Brill.</text:p>
      <text:p text:style-name="Text_20_body">de Jong, Irene J. F. 2004. “Sophocles.” In <text:span text:style-name="T1">Narrators, Narratees, and Narratives in Ancient Greek Literature</text:span>, edited by Irene J. F. de Jong, Rene Nünlist, and Angus M. Bowie, 257:255–68. Mnemosyne, Bibliotheca Classica Batava. Leiden: Brill.</text:p>
      <text:p text:style-name="Text_20_body">Dickin, Margaret. 2009. <text:span text:style-name="T1">A Vehicle for Performance: Acting the Messenger in Greek Tragedy</text:span>. Lanham, MD: University Press of America.</text:p>
      <text:p text:style-name="Text_20_body">Edmunds, Lowell. 1996. <text:span text:style-name="T1">Theatrical Space and Historical Space in Sophocles’ Oedipus at Colonus</text:span>. New York/London: Rowan &amp; Littlefield Publishers.</text:p>
      <text:p text:style-name="Text_20_body">Fludernik, Monika. 1996. <text:span text:style-name="T1">Towards a "Natural" Narratology</text:span>. London/New York: Routledge.</text:p>
      <text:p text:style-name="Text_20_body">———. 2008. “Theorizing Narrativity.” In, edited by J. Pier and J. Á. García Landa, 353–81. Berlin: De Gruyter.</text:p>
      <text:p text:style-name="Text_20_body">Foucault, Michel. (1974) 1977. <text:span text:style-name="T1">Discipline and Punish: The Birth of the Prison</text:span>. Translated by Alan Sheridan.</text:p>
      <text:p text:style-name="Text_20_body"><text:soft-page-break/>———. 1978. <text:span text:style-name="T1">History of Sexuality: Volume I: An Introduction</text:span>. Translated by Robert Hurley. New York: Pantheon Books.</text:p>
      <text:p text:style-name="Text_20_body">Genette, Gérard. 1980. <text:span text:style-name="T1">Narrative Discourse: An Essay in Method</text:span>. Translated by Jane E. Lewin. Ithaca: Cornell University Press.</text:p>
      <text:p text:style-name="Text_20_body">Goldhill, Simon. 1986. <text:span text:style-name="T1">Reading Greek Tragedy</text:span>. Cambridge: Cambridge University Press.</text:p>
      <text:p text:style-name="Text_20_body">———. 2012. <text:span text:style-name="T1">Sophocles and the Language of Tragedy</text:span>. Oxford: Oxford University Press.</text:p>
      <text:p text:style-name="Text_20_body">Goward, Barbara. 1999. <text:span text:style-name="T1">Telling Tragedy: Narrative Technique in Aeschylus, Sophocles and Euripides</text:span>. London: Duckworth.</text:p>
      <text:p text:style-name="Text_20_body">Hall, Edith. 2010. <text:span text:style-name="T1">Greek Tragedy: Suffering Under the Sun</text:span>. Oxford: Oxford University Press.</text:p>
      <text:p text:style-name="Text_20_body">Hesk, Jon. 2012. “Oedipus at Colonus.” In <text:span text:style-name="T1">Brill’s Companion to Sophocles</text:span>, edited by Andreas Markantonatos, 167–89. Leiden; Boston: Brill.</text:p>
      <text:p text:style-name="Text_20_body">Innis, Harold. (1950) 2009. <text:span text:style-name="T1">Empire and Communications</text:span>. Oxford: Oxford University Press.</text:p>
      <text:p text:style-name="Text_20_body">Jahn, Manfred. 2001. “Narrative Voice and Agency in Drama: Aspects of a Narratology of Drama.” <text:span text:style-name="T1">New Literary History</text:span> 32: 659–79.</text:p>
      <text:p text:style-name="Text_20_body">Kells, J. H. 1973. <text:span text:style-name="T1">Sophocles: Electra</text:span>. Cambridge: Cambridge University Press.</text:p>
      <text:p text:style-name="Text_20_body">Kelly, Adrian. 2009. <text:span text:style-name="T1">Sophocles: Oedipus at Colonus</text:span>. London: Bloomsbury.</text:p>
      <text:p text:style-name="Text_20_body">Ker, James. 2000. “Solon’s "Theôria" and the End of the City.” <text:span text:style-name="T1">Classical Antiquity</text:span> 19 (2): 304–29.</text:p>
      <text:p text:style-name="Text_20_body">Knox, Bernard. 1985. <text:span text:style-name="T1">Oedipus at Thebes: Sophocles’ Tragic Hero and His Time</text:span>. New Haven: Yale University Press.</text:p>
      <text:p text:style-name="Text_20_body"><text:soft-page-break/>Lewis, Sian. 1996. <text:span text:style-name="T1">News and Society in the Greek Polis</text:span>. London: Duckworth.</text:p>
      <text:p text:style-name="Text_20_body">Lowe, Nick. 2004. “Euripides.” In <text:span text:style-name="T1">Narrators, Narratees, and Narratives in Ancient Greek Literature: Studies in Ancient Greek Narrative</text:span>, edited by Irene J. F. de Jong, Rene Nünlist, and Angus M. Bowie, 269–80. Leiden: Brill.</text:p>
      <text:p text:style-name="Text_20_body">Markantonatos, Andreas. 2002. <text:span text:style-name="T1">Tragic Narrative: A Narratological Study of Sophocles’ Oedipus at Colonus</text:span>. Berlin; New York: De Gruyter.</text:p>
      <text:p text:style-name="Text_20_body">Marshall, C. W. 2006. “How to Write a Messenger Speech (Sophocles, Electra 680–763).” <text:span text:style-name="T1">Bulletin of the Institute of Classical Studies. Supplement</text:span>, no. 87: 203–21.</text:p>
      <text:p text:style-name="Text_20_body">Mendelsohn, Daniel. 2002. <text:span text:style-name="T1">Gender and the City in Euripides’ Political Plays</text:span>. Oxford: Oxford University Press.</text:p>
      <text:p text:style-name="Text_20_body">Nightingale, Andrea. 2004. <text:span text:style-name="T1">Spectacles of Truth in Classical Greek Philosophy: Theoria in Its Cultural Context</text:span>. Cambridge: Cambridge University Press.</text:p>
      <text:p text:style-name="Text_20_body">Nooter, Sarah. 2011. “Language, Lamentation, and Power in Sophocles’ Electra.” <text:span text:style-name="T1">Classical World</text:span> 104 (4): 399–417.</text:p>
      <text:p text:style-name="Text_20_body">Osborne, Robin, and P. J. Rhodes, eds. 2017. <text:span text:style-name="T1">Greek Historical Inscriptions: 478–404 BC</text:span>. Oxford: Oxford University Press.</text:p>
      <text:p text:style-name="Text_20_body">Poe, Joe Park. 2009. “Description of Action in the Narratives of Euripidean and Sophoclean Tragedy.” <text:span text:style-name="T1">Mnemosyne</text:span> 62 (3): 357–77.</text:p>
      <text:p text:style-name="Text_20_body">Reichertz, Jo. 2015. “Communication, Identity, and Power.” In <text:span text:style-name="T1">Geographies of Knowledge and Power</text:span>, edited by Peter Meusburger, Derek Gregory, and Laura Suarsana, 7:315–32. Knowledge and Space. Dordrecht / New York: Springer.</text:p>
      <text:p text:style-name="Text_20_body">Reitzammer, Laurialan. 2018. “Sightseeing at Colonus: Oedipus, Ismene, and Antigone <text:soft-page-break/>as Theôroi in Sophocles’ Oedipus at Colonus.” <text:span text:style-name="T1">Classical Antiquity</text:span> 37 (1): 108–50. <text:a xlink:type="simple" xlink:href="https://doi.org/10.1525/ca.2018.37.1.108" text:style-name="Internet_20_link" text:visited-style-name="Visited_20_Internet_20_Link"><text:span text:style-name="Definition">https://doi.org/10.1525/ca.2018.37.1.108</text:span></text:a>.</text:p>
      <text:p text:style-name="Text_20_body">Ringer, Mark. 1998. <text:span text:style-name="T1">Electra and the Empty Urn: Metatheatre and Role Playing in Sophocles</text:span>. Chapel Hill: University of North Carolina Press.</text:p>
      <text:p text:style-name="Text_20_body">Sedgwick, Eve Kosofsky. 1985. <text:span text:style-name="T1">Between Men: English Literature and Male Homosocial Desire</text:span>. New York: Columbia University Press.</text:p>
      <text:p text:style-name="Text_20_body">Seidensticker, Bernd. 1972. “Beziehungen Zwischen Den Beiden Oidipusdramen Des Sophokles.” <text:span text:style-name="T1">Hermes</text:span> 100: 255–74.</text:p>
      <text:p text:style-name="Text_20_body">Telò, Mario. 2018. “The Boon and the Woe: Friendship and the Ethics of Affect in Sophocles’ Philoctetes.” In <text:span text:style-name="T1">The Materialities of Greek Tragedy: Object and Affect in Aeschylus, Sophocles, and Euripides</text:span>, edited by Mario Telò and Melissa Mueller, 133–52. Bloomsbury.</text:p>
      <text:p text:style-name="Text_20_body">Thélot, Jérôme. 2019. <text:span text:style-name="T1">Sophocle: La Condition de La Parole</text:span>. Paris: Desclée De Brouwer.</text:p>
      <text:p text:style-name="Text_20_body">Van Nortwick, Thomas. 2015. <text:span text:style-name="T1">Late Sophocles: The Hero’s Evolution in Electra, Philoctetes, and Oedipus at Colonus</text:span>. Ann Arbor: University of Michigan Press.</text:p>
      <text:p text:style-name="Text_20_body">Vidal-Naquet, Pierre. 1988. “Sophocles’ Philoctetes and the Ephebeia.” In <text:span text:style-name="T1">Myth and Tragedy in Ancient Greece</text:span>, edited by Pierre Vidal-Naquet and Jean-Pierre Vernant, translated by Janet Lloyd, 161–80. Zone Books.</text:p>
      <text:p text:style-name="Text_20_body">Wohl, Victoria. 2015. <text:span text:style-name="T1">Euripides and the Politics of Form</text:span>. Princeton: Princeton University Press.</text:p>
      <text:p text:style-name="Text_20_body">Worman, Nancy. 2018. “Electra, Orestes, and the Sibling Hand.” In <text:span text:style-name="T1">The Materialities of Greek Tragedy: Objects and Affect in Aeschylus, Sophocles, and Euripides</text:span>, edited by Melissa Mueller and Mario Telò, 185–202. London / New York: Bloomsbur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face style:name="Tahoma1" svg:font-family="Tahoma"/>
    <style:font-face style:name="Courier New" svg:font-family="'Courier New'" style:font-family-generic="modern" style:font-pitch="fixed"/>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indent="0.5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2in" fo:margin-bottom="0.15in" loext:contextual-spacing="false"/>
      <style:text-properties style:font-name="Calibri" fo:font-family="Calibri" style:font-style-name="Bold" style:font-family-generic="swiss" style:font-pitch="variable"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top="0.15in" fo:margin-bottom="0.15in" loext:contextual-spacing="false" fo:line-height="100%" style:page-number="auto"/>
      <style:text-properties style:font-name="Calibri" fo:font-family="Calibri" style:font-style-name="Bold"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15in" loext:contextual-spacing="false"/>
      <style:text-properties style:font-name="Calibri" fo:font-family="Calibri"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2in" loext:contextual-spacing="false" fo:text-indent="0in" style:auto-text-indent="false"/>
      <style:text-properties style:font-name="Cambria" fo:font-family="Cambria"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Cambria" fo:font-family="Cambria" style:font-style-name="Regular" style:font-family-generic="roman" style:font-pitch="variable"/>
    </style:style>
    <style:style style:name="Title" style:family="paragraph" style:parent-style-name="Heading" style:next-style-name="Text_20_body" style:class="chapter">
      <style:paragraph-properties fo:text-align="center" style:justify-single-word="false"/>
      <style:text-properties style:font-name="Cambria" fo:font-family="Cambria" style:font-style-name="Regular" style:font-family-generic="roman" style:font-pitch="variable" fo:font-size="12pt" fo:font-weight="normal" style:font-size-asian="12pt" style:font-weight-asian="normal" style:font-size-complex="12pt" style:font-weight-complex="normal"/>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5</text:page-number><text:s/></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rospectus</dc:title>
    <dc:date>2020-02-25T18:03:49.118167763</dc:date>
    <meta:editing-duration>PT12M5S</meta:editing-duration>
    <meta:editing-cycles>2</meta:editing-cycles>
    <meta:generator>LibreOffice/6.3.4.2$Linux_X86_64 LibreOffice_project/30$Build-2</meta:generator>
    <meta:document-statistic meta:table-count="0" meta:image-count="0" meta:object-count="0" meta:page-count="25" meta:paragraph-count="159" meta:word-count="7026" meta:character-count="44896" meta:non-whitespace-character-count="38039"/>
    <meta:user-defined meta:name="">../references.bib</meta:user-defined>
  </office:meta>
</office:document-meta>
</file>